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38mm"/>
    </style:style>
    <style:style style:name="co2" style:family="table-column">
      <style:table-column-properties fo:break-before="auto" style:column-width="96.13mm"/>
    </style:style>
    <style:style style:name="co3" style:family="table-column">
      <style:table-column-properties fo:break-before="auto" style:column-width="22.33mm"/>
    </style:style>
    <style:style style:name="co4" style:family="table-column">
      <style:table-column-properties fo:break-before="auto" style:column-width="51.47mm"/>
    </style:style>
    <style:style style:name="co5" style:family="table-column">
      <style:table-column-properties fo:break-before="auto" style:column-width="43.29mm"/>
    </style:style>
    <style:style style:name="co6" style:family="table-column">
      <style:table-column-properties fo:break-before="auto" style:column-width="42.74mm"/>
    </style:style>
    <style:style style:name="co7" style:family="table-column">
      <style:table-column-properties fo:break-before="auto" style:column-width="181.36mm"/>
    </style:style>
    <style:style style:name="co8" style:family="table-column">
      <style:table-column-properties fo:break-before="auto" style:column-width="22.58mm"/>
    </style:style>
    <style:style style:name="ro1"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Dejavnost</text:p>
          </table:table-cell>
          <table:table-cell table:style-name="ce1" office:value-type="string" calcext:value-type="string">
            <text:p>Nosilec</text:p>
          </table:table-cell>
          <table:table-cell table:style-name="ce2" office:value-type="string" calcext:value-type="string">
            <text:p>Razredi</text:p>
          </table:table-cell>
          <table:table-cell table:style-name="ce1" office:value-type="string" calcext:value-type="string">
            <text:p>Termini</text:p>
          </table:table-cell>
          <table:table-cell table:style-name="ce1" office:value-type="string" calcext:value-type="string">
            <text:p>Cena</text:p>
          </table:table-cell>
          <table:table-cell table:style-name="ce1" office:value-type="string" calcext:value-type="string">
            <text:p>Max število prijavljenih</text:p>
          </table:table-cell>
          <table:table-cell table:style-name="ce1" office:value-type="string" calcext:value-type="string">
            <text:p>Opis</text:p>
          </table:table-cell>
          <table:table-cell table:style-name="ce1" office:value-type="string" calcext:value-type="string">
            <text:p>KONEC</text:p>
          </table:table-cell>
          <table:table-cell table:style-name="ce1" table:number-columns-repeated="1016"/>
        </table:table-row>
        <table:table-row table:style-name="ro1">
          <table:table-cell office:value-type="string" calcext:value-type="string">
            <text:p>Francoščina – začetni</text:p>
          </table:table-cell>
          <table:table-cell office:value-type="string" calcext:value-type="string">
            <text:p>Jelka Perne</text:p>
          </table:table-cell>
          <table:table-cell office:value-type="float" office:value="1.2" calcext:value-type="float">
            <text:p>1,2</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rancoščina – nadaljevalni</text:p>
          </table:table-cell>
          <table:table-cell office:value-type="string" calcext:value-type="string">
            <text:p>Jelka Perne</text:p>
          </table:table-cell>
          <table:table-cell office:value-type="float" office:value="2.3" calcext:value-type="float">
            <text:p>2,3</text:p>
          </table:table-cell>
          <table:table-cell office:value-type="string" calcext:value-type="string">
            <text:p>Torek 15.30 – 16.15</text:p>
          </table:table-cell>
          <table:table-cell/>
          <table:table-cell office:value-type="float" office:value="28" calcext:value-type="float">
            <text:p>28</text:p>
          </table:table-cell>
          <table:table-cell office:value-type="string" calcext:value-type="string">
            <text:p> 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atinščina</text:p>
          </table:table-cell>
          <table:table-cell office:value-type="string" calcext:value-type="string">
            <text:p>Jelka Perne</text:p>
          </table:table-cell>
          <table:table-cell office:value-type="string" calcext:value-type="string">
            <text:p>5,6,7,8,9</text:p>
          </table:table-cell>
          <table:table-cell office:value-type="string" calcext:value-type="string">
            <text:p>Petek 14.35 – 15.20</text:p>
          </table:table-cell>
          <table:table-cell/>
          <table:table-cell office:value-type="float" office:value="21" calcext:value-type="float">
            <text:p>21</text:p>
          </table:table-cell>
          <table:table-cell office:value-type="string" calcext:value-type="string">
            <text:p>Za latinščino pravijo, da je "mrtev" jezik, kar seveda ne drži. Res je, da se noben narod v vsakdanjem življenju ne sporazumeva v latinščini, vendar je kljub temu prisotna na vseh področjih našega življenja (medicina, farmacija, umetnost, literatura ...).</text:p>
            <text:p>Ste se kdaj vprašali, kaj pomenijo in od kod izvirajo razna imena trgovin, kot so Mercator, Merkur, Sanolabor ipd. ali pa osebna imena kot na primer Roman, Karmen, Klara, Klemen, Viktor, Primož, Sabina, Silva? </text:p>
            <text:p>O tem in še o marsičem se bomo učili pri pouku latinščine. Spoznali bomo osnove latinske slovnice, se učili o življenju v starodavni Grčiji in Rimu, osvojili bomo veliko novih besed, ki jih bomo primerjali z besedami v drugih tujih jezikih (angleščina, nemščina, francoščin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začetni</text:p>
          </table:table-cell>
          <table:table-cell office:value-type="string" calcext:value-type="string">
            <text:p>Karin Žunič</text:p>
          </table:table-cell>
          <table:table-cell office:value-type="float" office:value="2.3" calcext:value-type="float">
            <text:p>2,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nadaljevalni</text:p>
          </table:table-cell>
          <table:table-cell office:value-type="string" calcext:value-type="string">
            <text:p>Karin Žunič</text:p>
          </table:table-cell>
          <table:table-cell office:value-type="string" calcext:value-type="string">
            <text:p>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laboratorij</text:p>
          </table:table-cell>
          <table:table-cell office:value-type="string" calcext:value-type="string">
            <text:p>Mojca Planinc</text:p>
          </table:table-cell>
          <table:table-cell office:value-type="string" calcext:value-type="string">
            <text:p>4, 5, 6</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 gledališkem laboratorij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krožek</text:p>
          </table:table-cell>
          <table:table-cell office:value-type="string" calcext:value-type="string">
            <text:p>Helena Pogorelc Škerlep </text:p>
          </table:table-cell>
          <table:table-cell office:value-type="string" calcext:value-type="string">
            <text:p>7, 8, 9</text:p>
          </table:table-cell>
          <table:table-cell table:number-columns-repeated="2"/>
          <table:table-cell office:value-type="float" office:value="28" calcext:value-type="float">
            <text:p>28</text:p>
          </table:table-cell>
          <table:table-cell office:value-type="string" calcext:value-type="string">
            <text:p>V gledališkem krožk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Impro skupina</text:p>
          </table:table-cell>
          <table:table-cell office:value-type="string" calcext:value-type="string">
            <text:p>Mojca Planinc</text:p>
          </table:table-cell>
          <table:table-cell office:value-type="string" calcext:value-type="string">
            <text:p>7, 8, 9</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Z impro skupino se bodo učenci preko improvizacijskega gledališča kulturno razgibali, zadovoljili željo po druženju in gledališkem udejstvovanju. Preko iger se bodo navdušili nad igrivo spontanim duhom gledališke improvizacije. Seznanili se bodo s sproščeno igralsko izraznostjo, ki jo najhitreje dosežemo skozi tehnike in metode gledališke improvizacije. Obenem so vaje pogosto usmerjene v reševanje določenih odrskih nalog, pri katerih udeleženci pozabijo na to, da so na odru, in so usmerjeni v to, kar se na njem dogaja. Zato so vaje gledališke improvizacije prikladno orodje za premagovanje treme, vzpostavljanje in razumevanje dela v skupini, vživljanje v različne karakterje, hitrejšo odzivnost in sprejemanje tujih in svojih ide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rožek za razmišljanje</text:p>
          </table:table-cell>
          <table:table-cell office:value-type="string" calcext:value-type="string">
            <text:p>Špela Červ</text:p>
          </table:table-cell>
          <table:table-cell office:value-type="string" calcext:value-type="string">
            <text:p>4, 5, 6</text:p>
          </table:table-cell>
          <table:table-cell office:value-type="string" calcext:value-type="string">
            <text:p>Ponedeljek 14.35 – 15.20</text:p>
          </table:table-cell>
          <table:table-cell/>
          <table:table-cell office:value-type="float" office:value="28" calcext:value-type="float">
            <text:p>28</text:p>
          </table:table-cell>
          <table:table-cell office:value-type="string" calcext:value-type="string">
            <text:p>Znaš misliti? Znaš razmišljati? Veš, da se tega lahko naučiš? Naučili se bomo strukturirano in samostojno razmišljati s pomočjo CoRT metod. Spoznali bomo metode CoRT1, kjer bomo širili moč zaznavanja, in metode CoRT4, kjer bomo razvijali in vadili kreativnost, tako da bodo učenci svoje razmišljanje znali tudi oblikovati. </text:p>
            <text:p/>
            <text:p/>
            <text:p>Z zavedanjem sveta in z lastnim razmišljanjem si bodo učenci lahko pomagali tako pri šolskih obveznostih kot tudi v vsakdanjih situacijah izven šo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go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Kdor se rad igra, sestavlja in gradi, po načrtu, domišljiji, sam ali s prijatelji, je vabljen na oblikovanje z Lego kock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čna ustvarjalnica</text:p>
          </table:table-cell>
          <table:table-cell office:value-type="string" calcext:value-type="string">
            <text:p><text:s/>Barbara Rebec Smrdel</text:p>
          </table:table-cell>
          <table:table-cell office:value-type="string" calcext:value-type="string">
            <text:p>1, 2, 3</text:p>
          </table:table-cell>
          <table:table-cell office:value-type="string" calcext:value-type="string">
            <text:p>Ponedeljek 14.35 – 15.20</text:p>
          </table:table-cell>
          <table:table-cell/>
          <table:table-cell office:value-type="float" office:value="21" calcext:value-type="float">
            <text:p>21</text:p>
          </table:table-cell>
          <table:table-cell office:value-type="string" calcext:value-type="string">
            <text:p>Ustvarjalni krožek je namenjen vsem tistim, ki so ustvarjalni, inovativni in imajo željo po oblikovanju iz najrazličnejših materialov in v različnih likovnih tehnikah.</text:p>
            <text:p>Izdelovali bomo iz papirja, odpadne embalaže, blaga, das-mase in gline, fimo mase, gumbov, volne …  </text:p>
            <text:p> </text:p>
            <text:p>Motive in materiale bomo izbirali glede na letni čas, mesec, bližajoč praznik ... </text:p>
            <text:p>Učenci si bodo razvijali ročne spretnosti, fino motoriko, ustvarjalnost, domišljijo, čut za estetiko, natančnost ter vztrajnost. </text:p>
            <text:p> </text:p>
            <text:p>Pri ustvarjalnem krožku domišljija nima me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prv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Torek 15.30 – 16.15</text:p>
          </table:table-cell>
          <table:table-cell/>
          <table:table-cell office:value-type="float" office:value="21" calcext:value-type="float">
            <text:p>21</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drug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Petek 14.35 – 15.20</text:p>
          </table:table-cell>
          <table:table-cell/>
          <table:table-cell office:value-type="float" office:value="21" calcext:value-type="float">
            <text:p>21</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s je lep in uporaben</text:p>
          </table:table-cell>
          <table:table-cell office:value-type="string" calcext:value-type="string">
            <text:p>Petra Novak Trobentar </text:p>
          </table:table-cell>
          <table:table-cell office:value-type="string" calcext:value-type="string">
            <text:p>5, 6, 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boste spoznali osnove nastanka lesa, najpogostejše vrste in nekatere lastnosti lesa. Za izdelavo uporabnega lesenega izdelka boste najprej izdelali idejno skico in načrt, nadaljevali pa s preprostimi obdelovalnimi postopki ter z izbiro ustreznega orodja in strojev. Posebno pozornost bomo namenili varstvu pri del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tografija</text:p>
          </table:table-cell>
          <table:table-cell office:value-type="string" calcext:value-type="string">
            <text:p>Marko Bešlič</text:p>
          </table:table-cell>
          <table:table-cell office:value-type="string" calcext:value-type="string">
            <text:p>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bodo spoznali osnove delovanja kamer s poudarkom na kreativni izrabi fotografske tehnike. Spoznali in uporabljali bodo osnove kompozicije pri portretiranju, fotografiranju pokrajine in predmetov. Seznanili se bodo z osnovnimi tehnikami poudarjanja motivov. Naučili se bodo videti svetlobo, ki je tista, ki v resnici riše fotografije. Pouk bo delo potekal v učilnici, delno pa na terenu v okolici šole. Predhodno znanje iz fotografiranja ni potrebno. Učenci potrebujejo lastne fotoaparate, zaželeno je, da gre vsaj za enostavno kompaktno kamero (fotoaparati, vgrajeni v mobilne telefone, ne omogočajo kaj prida učenja fotografije). Vseeno je, ali gre za digitalno kamero ali kamero na film.</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asbena ustvarjalnica</text:p>
          </table:table-cell>
          <table:table-cell office:value-type="string" calcext:value-type="string">
            <text:p>Ana Vrenko</text:p>
          </table:table-cell>
          <table:table-cell office:value-type="string" calcext:value-type="string">
            <text:p>3, 4, 5</text:p>
          </table:table-cell>
          <table:table-cell office:value-type="string" calcext:value-type="string">
            <text:p>Ponedeljek 15.30 – 16.15</text:p>
          </table:table-cell>
          <table:table-cell/>
          <table:table-cell office:value-type="float" office:value="21" calcext:value-type="float">
            <text:p>21</text:p>
          </table:table-cell>
          <table:table-cell office:value-type="string" calcext:value-type="string">
            <text:p>V glasbeni ustvarjalnici bodo učenci spoznavali možnosti ustvarjanja z glasbo preko glasbenih improvizacij, ritmičnih in melodičnih iger, vaj za spoznavanje glasu in slušne pozornosti. Seznanili se bodo z različnimi glasbili in ustvarjali nanje. Z vajami za spodbujanje domišljije in povezovanjem giba, glasu in zvoka bodo iskali svoj izraz v glasbi. Glasbena ustvarjalnica bo učencem ponudila možnost napredovanja na slušnem področju, v glasovnem izražanju, pri premagovanju treme pred nastopanjem, vživljanju v glasbo in odpirala nove možnosti za njihov glasbeni razvoj. Dotaknili se bomo tako prvin elementarne glasbe, kot sodobne in popularne. Naše ustvarjanje pa bo tako povezalo glasbo, igro, ples in otroško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1</text:p>
          </table:table-cell>
          <table:table-cell office:value-type="string" calcext:value-type="string">
            <text:p>Marija Zupan</text:p>
          </table:table-cell>
          <table:table-cell office:value-type="string" calcext:value-type="string">
            <text:p>2, 3, 4, 5</text:p>
          </table:table-cell>
          <table:table-cell office:value-type="string" calcext:value-type="string">
            <text:p>Ponedeljek 14.35 – 15.20</text:p>
            <text:p>Sreda 14.35 – 15.20</text:p>
          </table:table-cell>
          <table:table-cell/>
          <table:table-cell office:value-type="float" office:value="1000" calcext:value-type="float">
            <text:p>1000</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2</text:p>
          </table:table-cell>
          <table:table-cell office:value-type="string" calcext:value-type="string">
            <text:p>Marija Zupan</text:p>
          </table:table-cell>
          <table:table-cell office:value-type="string" calcext:value-type="string">
            <text:p>1, 2, 3, 4, 5</text:p>
          </table:table-cell>
          <table:table-cell office:value-type="string" calcext:value-type="string">
            <text:p>Sreda 15.30 – 16.15</text:p>
          </table:table-cell>
          <table:table-cell/>
          <table:table-cell office:value-type="float" office:value="1000" calcext:value-type="float">
            <text:p>1000</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Mladinski pevski zbor</text:p>
          </table:table-cell>
          <table:table-cell office:value-type="string" calcext:value-type="string">
            <text:p>Marija Zupan</text:p>
          </table:table-cell>
          <table:table-cell office:value-type="string" calcext:value-type="string">
            <text:p>6, 7, 8, 9</text:p>
          </table:table-cell>
          <table:table-cell office:value-type="string" calcext:value-type="string">
            <text:p>Torek 14.35 – 15.20</text:p>
            <text:p>Četrtek 14.35 – 15.20</text:p>
          </table:table-cell>
          <table:table-cell/>
          <table:table-cell office:value-type="float" office:value="1000" calcext:value-type="float">
            <text:p>1000</text:p>
          </table:table-cell>
          <table:table-cell office:value-type="string" calcext:value-type="string">
            <text:p>Mladinski pevski zbor združuje pevce od 6. do 9. razreda. Večje pevske sposobnosti že omogočajo spoznavanje in osvajanje zahtevnejšega, bolj raznolikega pevskega programa, ob čemer pa je ne le več dela in prizadevanja, temveč tudi več vesel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aninstvo</text:p>
          </table:table-cell>
          <table:table-cell office:value-type="string" calcext:value-type="string">
            <text:p>Jana Kebler Zaletel </text:p>
          </table:table-cell>
          <table:table-cell office:value-type="string" calcext:value-type="string">
            <text:p>1, 2, 3, 4, 5, 6, 7, 8, 9</text:p>
          </table:table-cell>
          <table:table-cell table:number-columns-repeated="2"/>
          <table:table-cell office:value-type="float" office:value="28" calcext:value-type="float">
            <text:p>28</text:p>
          </table:table-cell>
          <table:table-cell office:value-type="string" calcext:value-type="string">
            <text:p>S pohodi v naravo si krepimo zdravje, se družimo s prijatelji in sošolci. Na planinskem krožku spoznavamo in osvajamo znanja s področja planinstva. Glavni cilj krožka pa je navajanje mladih na aktivno preživljanje prostega časa v naravi. Učenci razvijajo pozitiven odnos do narave, njenih naravnih lepot in bogastev. </text:p>
            <text:p/>
            <text:p>Termin: ena sobota v mesec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ačunalniški krožek za najmlajše</text:p>
          </table:table-cell>
          <table:table-cell office:value-type="string" calcext:value-type="string">
            <text:p>Rado Novaković</text:p>
          </table:table-cell>
          <table:table-cell office:value-type="float" office:value="2.3" calcext:value-type="float">
            <text:p>2,3</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Pri delu bomo spoznali in uporabljali napravo, ki je namenjena za učenje, delo in zabav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stronomski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Nič hudega, če ne veste, kako sta masa in hitrost povezani z energijo:</text:p>
            <text:p>na poti po vesolju boste potrebovali predvsem dobro voljo in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rva pomoč</text:p>
          </table:table-cell>
          <table:table-cell office:value-type="string" calcext:value-type="string">
            <text:p>Jana Kebler Zaletel </text:p>
          </table:table-cell>
          <table:table-cell office:value-type="string" calcext:value-type="string">
            <text:p>5, 6, 7, 8</text:p>
          </table:table-cell>
          <table:table-cell table:number-columns-repeated="2"/>
          <table:table-cell office:value-type="float" office:value="28" calcext:value-type="float">
            <text:p>28</text:p>
          </table:table-cell>
          <table:table-cell office:value-type="string" calcext:value-type="string">
            <text:p>Učenci bodo pri interesni dejavnosti pridobili teoretično in praktično znanje prve pomoči, da bodo lahko pomagali sebi in drugim ob nesrečah, nezgodah in nenadnih obolenjih. Spoznali bodo nezgodne situacije, v katerih je življenje zaradi poškodb neposredno ogroženo in se naučili pravilnega ukrepanja. Obenem bodo razvijali tudi občutek za delo v skupini, sprejemali mnenja drugih in ne nazadnje razvijali ustvarjalno mišljenje. </text:p>
            <text:p/>
            <text:p>Vključili se bomo v projekt »Samo eno življenje imaš«, ki ga vodi Rdeči križ, sodelovali pa bomo tudi na osnovnošolskih tekmovanjih iz znanja prve pomoči. </text:p>
            <text:p/>
            <text:p>Termin po dogovor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ah</text:p>
          </table:table-cell>
          <table:table-cell office:value-type="string" calcext:value-type="string">
            <text:p>Stojan Milenković</text:p>
          </table:table-cell>
          <table:table-cell office:value-type="string" calcext:value-type="string">
            <text:p>2, 3, 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Šah je igra, ki spodbuja in širi miselne sposobnosti učencev. Učenci razvijajo logično mišljenje in predvidevanje, pozitivne značajske lastnosti (disciplina, metodičnost, izraba časa, odnos do nasprotnika) ter kritični odnos do svoje in nasprotnikove igre. Učenci se učijo potrpežljivosti ter naučijo spoštovanja pravil in nasprotniko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klora</text:p>
          </table:table-cell>
          <table:table-cell office:value-type="string" calcext:value-type="string">
            <text:p>Marija Zupan</text:p>
          </table:table-cell>
          <table:table-cell office:value-type="float" office:value="7" calcext:value-type="float">
            <text:p>7</text:p>
          </table:table-cell>
          <table:table-cell table:number-columns-repeated="2"/>
          <table:table-cell office:value-type="float" office:value="28" calcext:value-type="float">
            <text:p>28</text:p>
          </table:table-cell>
          <table:table-cell office:value-type="string" calcext:value-type="string">
            <text:p>Otroška folklorna skupina bo ohranjala, predvsem pa poustvarjala ter na različnih prizoriščih predstavljala prvine ljudskega izročila. V svoje nastope poleg ljudskega plesa, ki zavzema osrednje mesto, bo vključevala tudi ljudsko pesem ter nekatere šege in navade, ki so z ljudskim plesnim izročilom smiselno povezane. Program bodo izvajali v kostumih, s katerimi bodo skušali predstavljati način oblačenja ljudi ob posameznih dogodkih v preteklosti. </text:p>
            <text:p/>
            <text:p>Termin po dogovor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portna gimnastika (dečki in deklice)</text:p>
          </table:table-cell>
          <table:table-cell office:value-type="string" calcext:value-type="string">
            <text:p>ŠD Sokol Bežigrad</text:p>
          </table:table-cell>
          <table:table-cell office:value-type="string" calcext:value-type="string">
            <text:p>1, 2, 3, 4, 5</text:p>
          </table:table-cell>
          <table:table-cell office:value-type="string" calcext:value-type="string">
            <text:p>Četrtek 16.20 – 17.05</text:p>
            <text:p>Petek 16.20 – 17.05</text:p>
          </table:table-cell>
          <table:table-cell/>
          <table:table-cell office:value-type="float" office:value="21" calcext:value-type="float">
            <text:p>21</text:p>
          </table:table-cell>
          <table:table-cell office:value-type="string" calcext:value-type="string">
            <text:p>Gimnastika je osnovni šport, ki razvija gibalne spretnosti, osebnost otrok ter nudi izhodišče za ukvarjanje z drugimi športi in kakovost življenja na višji ravni. Strokovno dognano je, da so otroci v času med petim in devetim letom starosti najbolj dovzetni za razvoj gibalnih spretnosti. Trenerji športne gimnastike so tem namenom pripravili program rekreativne športne gimnastike, ki bo poskrbel za skladen telesni razvoj in razvoj gibalnih ter funkcionalnih sposobnosti vašega otrok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3, 4, 5</text:p>
          </table:table-cell>
          <table:table-cell office:value-type="string" calcext:value-type="string">
            <text:p>Petek 15.30 – 16.15</text:p>
          </table:table-cell>
          <table:table-cell/>
          <table:table-cell office:value-type="float" office:value="21" calcext:value-type="float">
            <text:p>21</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6, 7, 8, 9</text:p>
          </table:table-cell>
          <table:table-cell office:value-type="string" calcext:value-type="string">
            <text:p>Petek 16.20 – 17.05</text:p>
          </table:table-cell>
          <table:table-cell/>
          <table:table-cell office:value-type="float" office:value="21" calcext:value-type="float">
            <text:p>21</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1" calcext:value-type="float">
            <text:p>1</text:p>
          </table:table-cell>
          <table:table-cell office:value-type="string" calcext:value-type="string">
            <text:p>Ponedeljek 14.35 – 15.20</text:p>
            <text:p>Sreda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2" calcext:value-type="float">
            <text:p>2</text:p>
          </table:table-cell>
          <table:table-cell office:value-type="string" calcext:value-type="string">
            <text:p>Ponedeljek 15.30 – 16.15</text:p>
            <text:p>Sreda 15.30 – 16.15</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3.4" calcext:value-type="float">
            <text:p>3,4</text:p>
          </table:table-cell>
          <table:table-cell office:value-type="string" calcext:value-type="string">
            <text:p>Sreda 14.35 – 15.20</text:p>
            <text:p>Petek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komet (deklice)</text:p>
          </table:table-cell>
          <table:table-cell office:value-type="string" calcext:value-type="string">
            <text:p>Rokometni klub Krim</text:p>
          </table:table-cell>
          <table:table-cell office:value-type="string" calcext:value-type="string">
            <text:p>1, 2, 3</text:p>
          </table:table-cell>
          <table:table-cell office:value-type="string" calcext:value-type="string">
            <text:p>Sreda 15.30 – 16.15</text:p>
          </table:table-cell>
          <table:table-cell/>
          <table:table-cell office:value-type="float" office:value="21" calcext:value-type="float">
            <text:p>21</text:p>
          </table:table-cell>
          <table:table-cell office:value-type="string" calcext:value-type="string">
            <text:p>Dekleta bodo pri interesni dejavnosti „cici rokomet“ naredila svoje prve korake v tem dinamičnem športu. Posvetili se bomo predvsem osnovam rokometa, torej pravilnemu vodenju, lovljenju in podajanju žoge, raznim strelom na gol, različnim gibanjem po igrišču, razvoju splošnih motoričnih sposobnosti, precej časa pa bomo namenili igri cici rokometa in drugim prilagojenim igram z žogo. </text:p>
            <text:p/>
            <text:p>Kot ekipa bomo tekmovali v šolskem pokalu v „cici rokometu“, vsaka udeleženka se bo tekom šolskega leta lahko udeležila Krimovih mini turnirjev, ki so namenjeni najmlajšim rokometašicam. </text:p>
            <text:p/>
            <text:p>Za vpis na interesno dejavnost predznanje ni potrebno. Treninge bo vodil licencirani trener rokometa iz vrst Rokometne šole Krim Junior. Dekleta, ki bi se rada preizkusila v tako zanimivem in vznemirljivem športu kot je rokomet, vabimo, da se nam pridružijo. Ne bo vam žal!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tletika (dečki in deklice)</text:p>
          </table:table-cell>
          <table:table-cell office:value-type="string" calcext:value-type="string">
            <text:p>Atletsko društvo MASS</text:p>
          </table:table-cell>
          <table:table-cell office:value-type="string" calcext:value-type="string">
            <text:p>1, 2, 3</text:p>
          </table:table-cell>
          <table:table-cell office:value-type="string" calcext:value-type="string">
            <text:p>Četrtek 15.30 – 16.15</text:p>
          </table:table-cell>
          <table:table-cell/>
          <table:table-cell office:value-type="float" office:value="21" calcext:value-type="float">
            <text:p>21</text:p>
          </table:table-cell>
          <table:table-cell office:value-type="string" calcext:value-type="string">
            <text:p>Atletsko društvo Mass Ljubljana za otroke, stare od 6. leta naprej, izvaja program otroške atletike (Kids' Atlhetics). Program vsebuje vadbo, ki je primerna otrokovim potrebam, njihovim razvojnim sposobnostim in njihovi motivaciji. Otroška atletika je zasnovana tako, da otroci razvijajo gibalne spretnosti ter postopoma širijo in nadgrajujejo svoja gibalna znanja in sposobnosti. Atletski pripomočki, s katerimi se otroci učijo osnov atletskih disciplin, so po obliki in teži njim prilagojeni. Otroška atletika je zabavna, pisana in igriva, zato k vpisu vabimo vse, ki radi skačejo, tečejo in mečej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Tenis (dečki in deklice)</text:p>
          </table:table-cell>
          <table:table-cell office:value-type="string" calcext:value-type="string">
            <text:p>Jaki šport</text:p>
          </table:table-cell>
          <table:table-cell office:value-type="float" office:value="1" calcext:value-type="float">
            <text:p>1</text:p>
          </table:table-cell>
          <table:table-cell office:value-type="string" calcext:value-type="string">
            <text:p>Torek 14.35 – 15.20</text:p>
          </table:table-cell>
          <table:table-cell/>
          <table:table-cell office:value-type="float" office:value="8" calcext:value-type="float">
            <text:p>8</text:p>
          </table:table-cell>
          <table:table-cell office:value-type="string" calcext:value-type="string">
            <text:p>Program je namenjen otrokom, ki se želijo seznaniti s tenisom in nimajo predhodnega znanja. Otroci osvajajo tehnike tenisa in pridobivajo nove motorične sposobnosti. Skozi igralni pristop se usmeri otroke v samostojno odločanje pri iskanju rešitev v različnih situacijah. Tehnični, taktični, gibalni in moštveni deli so vodilo za osvojitev nivoja – igra čez mrežo, mehka teniška žoga, junior loparji in mrež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klice)</text:p>
          </table:table-cell>
          <table:table-cell office:value-type="string" calcext:value-type="string">
            <text:p>Žensko košarkarsko društvo Ježica</text:p>
          </table:table-cell>
          <table:table-cell office:value-type="string" calcext:value-type="string">
            <text:p>4, 5, 6, 7</text:p>
          </table:table-cell>
          <table:table-cell office:value-type="string" calcext:value-type="string">
            <text:p>Ponedeljek 14.35 – 15.20</text:p>
            <text:p>Četrtek 14.35 – 15.20</text:p>
          </table:table-cell>
          <table:table-cell/>
          <table:table-cell office:value-type="float" office:value="21" calcext:value-type="float">
            <text:p>21</text:p>
          </table:table-cell>
          <table:table-cell office:value-type="string" calcext:value-type="string">
            <text:p>Košarka je kolektivna igra in zahteva veliko sodelovanja vsake izmed igralk, zato se še posebej spodbuja druženje in prijateljstvo. Skupna prizadevanja na treningih se nadgrajuje s tekmovanji. Mladim košarkaricam se s tem omogoča dvig samozavesti in osebni razvoj, ki je za današnjo družbo še kako potrebna vrednot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float" office:value="1.2" calcext:value-type="float">
            <text:p>1,2</text:p>
          </table:table-cell>
          <table:table-cell office:value-type="string" calcext:value-type="string">
            <text:p>Torek 15.30 – 16.15</text:p>
            <text:p>Petek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string" calcext:value-type="string">
            <text:p>3, 4, 5, 6</text:p>
          </table:table-cell>
          <table:table-cell office:value-type="string" calcext:value-type="string">
            <text:p>Torek 16.20 – 17.05</text:p>
            <text:p>Petek 15.30 – 16.15</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 in deklice)</text:p>
          </table:table-cell>
          <table:table-cell office:value-type="string" calcext:value-type="string">
            <text:p>ŠD Otroška košarkarska šola Ljubljana</text:p>
          </table:table-cell>
          <table:table-cell office:value-type="float" office:value="1.2" calcext:value-type="float">
            <text:p>1,2</text:p>
          </table:table-cell>
          <table:table-cell office:value-type="string" calcext:value-type="string">
            <text:p>Ponedeljek 15.30 – 16.15</text:p>
            <text:p>Sreda 15.30 – 16.15</text:p>
          </table:table-cell>
          <table:table-cell/>
          <table:table-cell office:value-type="float" office:value="21" calcext:value-type="float">
            <text:p>21</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text:p>
          </table:table-cell>
          <table:table-cell office:value-type="string" calcext:value-type="string">
            <text:p>ŠD Otroška košarkarska šola Ljubljana</text:p>
          </table:table-cell>
          <table:table-cell office:value-type="string" calcext:value-type="string">
            <text:p>3, 4, 5, 6</text:p>
          </table:table-cell>
          <table:table-cell office:value-type="string" calcext:value-type="string">
            <text:p>Torek 15.30 – 16.15</text:p>
            <text:p>Četrtek 15.30 – 16.15</text:p>
          </table:table-cell>
          <table:table-cell/>
          <table:table-cell office:value-type="float" office:value="21" calcext:value-type="float">
            <text:p>21</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amizni tenis (dečki in deklice)</text:p>
          </table:table-cell>
          <table:table-cell office:value-type="string" calcext:value-type="string">
            <text:p>NTD Kajuh Slovan</text:p>
          </table:table-cell>
          <table:table-cell office:value-type="string" calcext:value-type="string">
            <text:p>2, 3, 4, 5, 6</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Z delovanjem po osnovnih šolah želijo ustvariti bazo igralcev in igralk, iz katere bodo v prihodnje črpali kvaliteten kader za nastopanje v državnih ligah in v reprezentancah.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itmična gimnastika (deklice)</text:p>
          </table:table-cell>
          <table:table-cell office:value-type="string" calcext:value-type="string">
            <text:p>Športni klub Bleščica</text:p>
          </table:table-cell>
          <table:table-cell office:value-type="string" calcext:value-type="string">
            <text:p>1, 2, 3, 4</text:p>
          </table:table-cell>
          <table:table-cell office:value-type="string" calcext:value-type="string">
            <text:p>Ponedeljek 16.20 – 17.05</text:p>
          </table:table-cell>
          <table:table-cell/>
          <table:table-cell office:value-type="float" office:value="21" calcext:value-type="float">
            <text:p>21</text:p>
          </table:table-cell>
          <table:table-cell office:value-type="string" calcext:value-type="string">
            <text:p>Ritmična gimnastika je dragulj v kroni ženskih olimpijskih športov. Združuje prvine baleta, modernega plesa, akrobatike in rokovanja s pripomočki (kolebnica, žoga, obroč, kiji in trak). Mnogi ta zdrav šport povezujejo z umetnostjo, kajti v njem izstopata eleganca in gracioznost, vaje pa pripovedujejo čudovite izrazne zgodbe. </text:p>
            <text:p>Najpomembnejše vodilo našega dela, ki se nanaša na dekleta, je iskanje sposobnosti preko katere se otrok lahko pozitivno afirmira in s tem preko športa raste v samozavestno in ustvarjalno dek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Baseball (dečki in deklice)</text:p>
          </table:table-cell>
          <table:table-cell office:value-type="string" calcext:value-type="string">
            <text:p>Baseball društvo Ježica</text:p>
          </table:table-cell>
          <table:table-cell office:value-type="string" calcext:value-type="string">
            <text:p>3, 4, 5, 6</text:p>
          </table:table-cell>
          <table:table-cell office:value-type="string" calcext:value-type="string">
            <text:p>Torek 14.35 – 15.20</text:p>
          </table:table-cell>
          <table:table-cell/>
          <table:table-cell office:value-type="float" office:value="21" calcext:value-type="float">
            <text:p>21</text:p>
          </table:table-cell>
          <table:table-cell office:value-type="string" calcext:value-type="string">
            <text:p>Baseball je šport, ki je namenjen otrokom vseh telesnih dispozicij, vsak pa najde najboljše mesto, kjer lahko izrazi samega sebe. Igra se z mehkimi žogami, da je za otroka varno okolje, kjer je izločena nevarnost poškodbe, s tem pa otroku omogočimo hitrejši in lažji razvo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Conversational English – native speaker</text:p>
          </table:table-cell>
          <table:table-cell office:value-type="string" calcext:value-type="string">
            <text:p>Robert in Aleša Lehmann</text:p>
          </table:table-cell>
          <table:table-cell office:value-type="string" calcext:value-type="string">
            <text:p>6, 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ki želijo nadgraditi znanje angleškega jezika, pridobljenega med poukom, se lahko vključijo v konverzacijski krožek, ki ga bo vodil »naravni govorec« iz ZDA gospod Robert Lehmann, oče naših dveh učenk. Učenje bo temeljilo na komunikaciji in aktivnem sodelovanju učencev, vsebine pa bodo izbrane tematsko glede na zanimanje učence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esne vaje</text:p>
          </table:table-cell>
          <table:table-cell/>
          <table:table-cell office:value-type="string" calcext:value-type="string">
            <text:p>1, 2, 3, 4, 5</text:p>
          </table:table-cell>
          <table:table-cell office:value-type="string" calcext:value-type="string">
            <text:p>Petek 14.35 – 15.20</text:p>
          </table:table-cell>
          <table:table-cell/>
          <table:table-cell office:value-type="float" office:value="45" calcext:value-type="float">
            <text:p>45</text:p>
          </table:table-cell>
          <table:table-cell office:value-type="string" calcext:value-type="string">
            <text:p>…</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ola badmintona</text:p>
          </table:table-cell>
          <table:table-cell office:value-type="string" calcext:value-type="string">
            <text:p>Badmintonski klub Ježica</text:p>
          </table:table-cell>
          <table:table-cell office:value-type="string" calcext:value-type="string">
            <text:p>1, 2, 3, 4, 5</text:p>
          </table:table-cell>
          <table:table-cell office:value-type="string" calcext:value-type="string">
            <text:p>Četrtek 14.35 – 15.20</text:p>
          </table:table-cell>
          <table:table-cell office:value-type="string" calcext:value-type="string">
            <text:p>5 €/mesec</text:p>
          </table:table-cell>
          <table:table-cell office:value-type="float" office:value="21" calcext:value-type="float">
            <text:p>21</text:p>
          </table:table-cell>
          <table:table-cell office:value-type="string" calcext:value-type="string">
            <text:p>Badminton je moderna športna igra, ki zahteva od igralca veliko napora in odrekanja. Uvršča se med dvoranske športe. S tem se verjetno ne bodo strinjali tisti, ki lopar vihtijo na bližnjem travniku ali lastnem igrišču. Čeprav tudi ta vrsta igranja prinaša sodelujočim kopico užitkov, pa se igranje badmintona v dvorani od le tega na prostem močno razlikuje. V dvorani veter ne usmerja peresno lahke žogice, zato leti tja, kamor ste jo poslali; zaradi ravne podlage je tekanje hitrejše in varnejše, igra pa bolj dinamična. BK Ježica je klub z dolgoletno tradicijo in želi nadaljevati tradicijo badmintona na tej šoli. Tako bi želeli najmlajšim predstaviti osnove badmintona, jim omogočiti zdravo druženje, ter jih naučiti navezovanja stikov, tekmovalnosti, zmagovati, prenašati poraze in navsezadnje vzdrževati psihofizično kondicijo za vsakodnevne stresne obremenitve. </text:p>
          </table:table-cell>
          <table:table-cell table:style-name="ce1" office:value-type="string" calcext:value-type="string">
            <text:p>KONEC</text:p>
          </table:table-cell>
          <table:table-cell table:number-columns-repeated="1016"/>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sl" fo:country="SI"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7">00.00.0000</text:date>, <text:time style:data-style-name="N2" text:time-value="22:15:09.7212534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6:25:25.527391913</meta:creation-date>
    <dc:date>2018-05-27T22:16:45.043412485</dc:date>
    <meta:editing-duration>PT3H12M55S</meta:editing-duration>
    <meta:editing-cycles>27</meta:editing-cycles>
    <meta:generator>LibreOffice/5.4.2.2.0$Linux_X86_64 LibreOffice_project/40m0$Build-2</meta:generator>
    <meta:document-statistic meta:table-count="1" meta:cell-count="324" meta:object-count="0"/>
  </office:meta>
</office:document-meta>
</file>